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136100000DB4D6094392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5" style:family="table">
      <style:table-properties style:width="17.006cm" fo:margin-left="0cm" table:align="left" style:writing-mode="lr-tb"/>
    </style:style>
    <style:style style:name="Tableau5.A" style:family="table-column">
      <style:table-column-properties style:column-width="3.35cm"/>
    </style:style>
    <style:style style:name="Tableau5.B" style:family="table-column">
      <style:table-column-properties style:column-width="10.412cm"/>
    </style:style>
    <style:style style:name="Tableau5.C" style:family="table-column">
      <style:table-column-properties style:column-width="3.244cm"/>
    </style:style>
    <style:style style:name="Tableau5.A1" style:family="table-cell">
      <style:table-cell-properties fo:background-color="#60e0e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60e0e2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b3b3b3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Standard">
      <style:text-properties fo:font-size="10pt" style:font-size-asian="10pt"/>
    </style:style>
    <style:style style:name="P11" style:family="paragraph" style:parent-style-name="Standard">
      <style:text-properties fo:font-size="10pt" fo:font-weight="normal" style:font-size-asian="10pt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Nimbus Sans L" fo:font-size="7pt" fo:font-weight="bold" style:font-size-asian="7pt" style:font-weight-asian="bold" style:font-size-complex="7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b3b3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normal" fo:background-color="transparent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/>
      <text:h text:style-name="P9" text:outline-level="1">QUESTIONS &amp; REPONSES</text:h>
      <text:h text:style-name="P9" text:outline-level="1">Socle ADMIN</text:h>
      <text:p text:style-name="Standard"/>
      <text:p text:style-name="Standard"/>
      <text:p text:style-name="Standard"/>
      <text:p text:style-name="Standard"/>
      <text:p text:style-name="P10"/>
      <text:p text:style-name="P11">Liste de {selectionName} du {today}</text:p>
      <text:p text:style-name="P10"/>
      <text:p text:style-name="P1">[!-- BEGIN issueSelection --]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2">Question {q_id} </text:p>
            <text:p text:style-name="P13"><text:span text:style-name="T3">ref. {bugId}</text:span></text:p>
          </table:table-cell>
          <table:table-cell table:style-name="Tableau5.A1" office:value-type="string">
            <text:p text:style-name="P2">{summary}</text:p>
          </table:table-cell>
          <table:table-cell table:style-name="Tableau5.C1" office:value-type="string">
            <text:p text:style-name="P4">{category}</text:p>
          </table:table-cell>
        </table:table-row>
        <table:table-row>
          <table:table-cell table:style-name="Tableau5.A2" office:value-type="string">
            <text:p text:style-name="P5"><text:span text:style-name="T3">{handlerId}</text:span></text:p>
            <text:p text:style-name="P5"><text:span text:style-name="T3">{dateSubmission}</text:span></text:p>
          </table:table-cell>
          <table:table-cell table:style-name="Tableau5.B2" table:number-columns-spanned="2" office:value-type="string">
            <text:p text:style-name="P3">{description}</text:p>
          </table:table-cell>
          <table:covered-table-cell/>
        </table:table-row>
        <table:table-row>
          <table:table-cell table:style-name="Tableau5.A2" office:value-type="string">
            <text:p text:style-name="P3"><text:span text:style-name="T2">[!-- BEGIN row.bugnotes --]</text:span><text:span text:style-name="T1">Note</text:span></text:p>
            <text:p text:style-name="P6">{noteReporter}</text:p>
            <text:p text:style-name="P6">{noteDateSubmission}</text:p>
          </table:table-cell>
          <table:table-cell table:style-name="Tableau5.B2" table:number-columns-spanned="2" office:value-type="string">
            <text:p text:style-name="P3">{note}[!-- END row.bugnotes --]</text:p>
          </table:table-cell>
          <table:covered-table-cell/>
        </table:table-row>
        <table:table-row>
          <table:table-cell table:style-name="Tableau5.A2" office:value-type="string">
            <text:p text:style-name="P3"><text:span text:style-name="T1">Réponse</text:span> :</text:p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5.B2" table:number-columns-spanned="2" office:value-type="string">
            <text:p text:style-name="P3"/>
          </table:table-cell>
          <table:covered-table-cell/>
        </table:table-row>
      </table:table>
      <text:p text:style-name="P10"/>
      <text:p text:style-name="P1">[!-- END issueSelection --]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06cm" fo:margin-left="0cm" table:align="left"/>
    </style:style>
    <style:style style:name="Tableau2.A" style:family="table-column">
      <style:table-column-properties style:column-width="5.142cm"/>
    </style:style>
    <style:style style:name="Tableau2.B" style:family="table-column">
      <style:table-column-properties style:column-width="6.191cm"/>
    </style:style>
    <style:style style:name="Tableau2.C" style:family="table-column">
      <style:table-column-properties style:column-width="5.673cm"/>
    </style:style>
    <style:style style:name="Tableau2.A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Table_20_Contents">
      <style:paragraph-properties fo:text-align="center" style:justify-single-word="false"/>
      <style:text-properties fo:color="#b3b3b3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fo:color="#b3b3b3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Table_20_Contents"><draw:frame draw:style-name="Mfr1" draw:name="images2" text:anchor-type="as-char" svg:width="2.351cm" svg:height="1.662cm" draw:z-index="0"><draw:image xlink:href="Pictures/100000000000136100000DB4D6094392.jpg" xlink:type="simple" xlink:show="embed" xlink:actuate="onLoad"/></draw:frame></text:p>
            </table:table-cell>
            <table:table-cell table:style-name="Tableau2.A1" office:value-type="string">
              <text:p text:style-name="MP1"/>
              <text:p text:style-name="MP1">Questions &amp; Réponses</text:p>
              <text:p text:style-name="MP1">Socle ADMIN</text:p>
            </table:table-cell>
            <table:table-cell table:style-name="Tableau2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7T15:57:45</meta:creation-date>
    <dc:date>2012-05-08T01:46:54</dc:date>
    <meta:editing-duration>PT9H33M58S</meta:editing-duration>
    <meta:editing-cycles>30</meta:editing-cycles>
    <meta:generator>LibreOffice/3.3$Unix LibreOffice_project/330m19$Build-401</meta:generator>
    <meta:document-statistic meta:table-count="2" meta:image-count="1" meta:object-count="0" meta:page-count="1" meta:paragraph-count="21" meta:word-count="49" meta:character-count="347"/>
  </office:meta>
</office:document-meta>
</file>